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ALTA CONDORI ROCEN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90280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ERALTA CONDORI ROCEN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9028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NZALES URRUTIA JORGE LUI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 CRIOLLO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13:42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